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d6bc7" officeooo:paragraph-rsid="007d6bc7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1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2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23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line-height="100%"/>
      <style:text-properties officeooo:rsid="0030f4a0" officeooo:paragraph-rsid="0096de84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392f4" style:font-size-asian="10pt" style:font-size-complex="10pt"/>
    </style:style>
    <style:style style:name="T4" style:family="text">
      <style:text-properties fo:font-size="10pt" officeooo:rsid="0094e782" style:font-size-asian="10pt" style:font-size-complex="10pt"/>
    </style:style>
    <style:style style:name="T5" style:family="text">
      <style:text-properties fo:font-size="10pt" officeooo:rsid="00958c3f" style:font-size-asian="10pt" style:font-size-complex="10pt"/>
    </style:style>
    <style:style style:name="T6" style:family="text">
      <style:text-properties fo:font-size="10pt" officeooo:rsid="00967e33" style:font-size-asian="10pt" style:font-size-complex="10pt"/>
    </style:style>
    <style:style style:name="T7" style:family="text">
      <style:text-properties officeooo:rsid="0029ce57"/>
    </style:style>
    <style:style style:name="T8" style:family="text">
      <style:text-properties style:text-position="super 58%"/>
    </style:style>
    <style:style style:name="T9" style:family="text">
      <style:text-properties officeooo:rsid="00733e63"/>
    </style:style>
    <style:style style:name="T10" style:family="text">
      <style:text-properties officeooo:rsid="00764f09"/>
    </style:style>
    <style:style style:name="T11" style:family="text">
      <style:text-properties officeooo:rsid="0077f8cc"/>
    </style:style>
    <style:style style:name="T12" style:family="text">
      <style:text-properties officeooo:rsid="0078ee27"/>
    </style:style>
    <style:style style:name="T13" style:family="text">
      <style:text-properties officeooo:rsid="007f2119"/>
    </style:style>
    <style:style style:name="T14" style:family="text">
      <style:text-properties officeooo:rsid="00811ed5"/>
    </style:style>
    <style:style style:name="T15" style:family="text">
      <style:text-properties officeooo:rsid="008373b0"/>
    </style:style>
    <style:style style:name="T16" style:family="text">
      <style:text-properties officeooo:rsid="0087c6bd"/>
    </style:style>
    <style:style style:name="T17" style:family="text">
      <style:text-properties officeooo:rsid="008805b7"/>
    </style:style>
    <style:style style:name="T18" style:family="text">
      <style:text-properties officeooo:rsid="00897b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Name</text:p>
          </table:table-cell>
          <table:table-cell table:style-name="Table1.B1" office:value-type="string">
            <text:p text:style-name="P24"><text:span text:style-name="T2">Ex1_</text:span><text:span text:style-name="T3">5</text:span><text:span text:style-name="T1"> </text:span><text:span text:style-name="T4">READING FILES </text:span><text:span text:style-name="T5">PART </text:span><text:span text:style-name="T6">1</text:span><text:span text:style-name="T5"> of 2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7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1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1">Narrative</text:p>
          </table:table-cell>
          <table:table-cell table:style-name="Table1.B4" office:value-type="string">
            <text:p text:style-name="P14"><text:span text:style-name="T15">You may recall</text:span> from the class discussion, <text:span text:style-name="T15">it’s recommended to</text:span> use the system package manager (apt-get, yum, dnf) <text:span text:style-name="T15">when installing to the system level Python</text:span>. <text:s/><text:span text:style-name="T14">U</text:span>se pip or easy_install to install <text:span text:style-name="T15">other (often more up-to-date) </text:span>packages into your virtualenv. <text:s/><text:span text:style-name="T15">For this challenge you must research to figure out what packages and modules are used to process ascii data files and build a scrip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20">Instructions</text:p>
          </table:table-cell>
          <table:table-cell table:style-name="Table1.B5" office:value-type="string">
            <text:p text:style-name="P17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5">(file provided to you) </text:span>into a variable named ‘data’. Use that variable to write the data to a new ascii data file called values.dat. <text:s/><text:span text:style-name="T15">(Ex1_4_h1 and Ex1_4_h2)</text:span></text:p>
            <text:p text:style-name="P1"/>
            <text:p text:style-name="P15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8">$ python flag_checker.pyc -f &lt;flag&gt;</text:span></text:p>
            <text:p text:style-name="P11"/>
            <text:p text:style-name="P6">(2) <text:s/><text:span text:style-name="T9">Print the entire ascii table (Ex1_4_h3)</text:span></text:p>
            <text:p text:style-name="P4"/>
            <text:p text:style-name="P9">(3) <text:s/><text:span text:style-name="T10">P</text:span>rint only the column R<text:span text:style-name="T10">A</text:span>deg <text:span text:style-name="T11">(Ex1_4_h4)</text:span></text:p>
            <text:p text:style-name="P8"/>
            <text:p text:style-name="P9">(4) <text:s/>Print only row <text:span text:style-name="T10">4 (Ex1_4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7">The instructor will give you another flag to submit to the flag server after verifying this script.</text:span></text:p>
            <text:p text:style-name="P10"/>
            <text:p text:style-name="P10"><text:s text:c="40"/><text:span text:style-name="T18">$ python flag_checker.pyc -f &lt;flag&gt;</text:span></text:p>
            <text:p text:style-name="P10"/>
            <text:p text:style-name="P16">FLAG BONUS!</text:p>
            <text:p text:style-name="P7"><text:span text:style-name="T17">(5) Determine</text:span> the data type, including bit length, of column 3. <text:s/><text:span text:style-name="T16">Document your answer in a file name </text:span>“<text:span text:style-name="T16">day1.txt</text:span>”. <text:span text:style-name="T11">(Ex1_4_h6)</text:span></text:p>
            <text:p text:style-name="P23"/>
            <text:p text:style-name="P12">Your ‘<text:span text:style-name="T16">day1.txt’</text:span> file should contain <text:span text:style-name="T16">what you were able to find out about the data type (type, bit length, indianness, etc.) At the end of the day you will s</text:span>ubmit <text:span text:style-name="T16">this file </text:span>to your folder in the class repository. <text:s/>Ensure you place the file into the folder named with your last name and <text:span text:style-name="T12">then </text:span>submit a pull request.</text:p>
          </table:table-cell>
        </table:table-row>
        <table:table-row table:style-name="Table1.1">
          <table:table-cell table:style-name="Table1.A3" office:value-type="string">
            <text:p text:style-name="P22">Solution</text:p>
          </table:table-cell>
          <table:table-cell table:style-name="Table1.B6" office:value-type="string">
            <text:p text:style-name="P13">from astropy.io import ascii</text:p>
            <text:p text:style-name="P13"/>
            <text:p text:style-name="P13"># read data into a variable</text:p>
            <text:p text:style-name="P13">data = ascii.read(“table1.dat”)</text:p>
            <text:p text:style-name="P13"/>
            <text:p text:style-name="P13"># write data to a new filetable</text:p>
            <text:p text:style-name="P13">ascii.write(data, “values.dat”)</text:p>
            <text:p text:style-name="P13"/>
            <text:p text:style-name="P13"># print the entire ascii table</text:p>
            <text:p text:style-name="P13">print data</text:p>
            <text:p text:style-name="P13"/>
            <text:p text:style-name="P13"># print the column RAdeg </text:p>
            <text:p text:style-name="P13"><text:soft-page-break/>print data[“<text:span text:style-name="T13">RAdeg”]</text:span></text:p>
            <text:p text:style-name="P13"/>
            <text:p text:style-name="P14"># print the 4<text:span text:style-name="T8">th</text:span> column</text:p>
            <text:p text:style-name="P14">print data[4]</text:p>
            <text:p text:style-name="P14"/>
            <text:p text:style-name="P14"># print column names a data types</text:p>
            <text:p text:style-name="P14">print data.dtype</text:p>
            <text:p text:style-name="P14"/>
            <text:p text:style-name="P14">“””</text:p>
            <text:p text:style-name="P14">The 3<text:span text:style-name="T8">rd</text:span> column’ s data type (&lt;f8) means</text:p>
            <text:p text:style-name="P14"/>
            <text:p text:style-name="P14">&lt; = little-indian</text:p>
            <text:p text:style-name="P14">f = floating-point number</text:p>
            <text:p text:style-name="P14">8 = 8 bytes </text:p>
            <text:p text:style-name="P14">8 bits in a byte so therefore this is a 64-bit floating-point number</text:p>
            <text:p text:style-name="P14">“”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4</meta:editing-cycles>
    <meta:creation-date>2016-06-29T12:46:00</meta:creation-date>
    <dc:date>2016-10-10T17:50:30.639995482</dc:date>
    <meta:editing-duration>P1DT6H7M30S</meta:editing-duration>
    <meta:generator>LibreOffice/5.1.5.2$Linux_X86_64 LibreOffice_project/10$Build-2</meta:generator>
    <meta:document-statistic meta:table-count="1" meta:image-count="0" meta:object-count="0" meta:page-count="2" meta:paragraph-count="43" meta:word-count="431" meta:character-count="2601" meta:non-whitespace-character-count="2114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